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99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</style:style>
    <style:style style:name="P4" style:family="paragraph">
      <loext:graphic-properties draw:fill-color="#ff9900"/>
    </style:style>
    <style:style style:name="P5" style:family="paragraph">
      <loext:graphic-properties draw:fill="none"/>
    </style:style>
    <style:style style:name="P6" style:family="paragraph">
      <loext:graphic-properties draw:fill="soli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99" draw:textarea-horizontal-align="justify" draw:textarea-vertical-align="middle" draw:auto-grow-height="false" fo:min-height="1.266cm" fo:min-width="0.501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-color="#ff0000" draw:textarea-horizontal-align="justify" draw:textarea-vertical-align="middle" draw:auto-grow-height="false" fo:min-height="0.127cm" fo:min-width="0.501cm" style:run-through="foreground"/>
    </style:style>
    <style:style style:name="gr5" style:family="graphic">
      <style:graphic-properties draw:fill-color="#ff9900" draw:textarea-horizontal-align="justify" draw:textarea-vertical-align="middle" draw:auto-grow-height="false" fo:min-height="0.125cm" fo:min-width="0.501cm" style:run-through="foreground"/>
    </style:style>
    <style:style style:name="gr6" style:family="graphic">
      <style:graphic-properties draw:fill-color="#ff9900" draw:textarea-horizontal-align="justify" draw:textarea-vertical-align="middle" draw:auto-grow-height="false" fo:min-height="0.127cm" fo:min-width="0.501cm" style:run-through="foreground"/>
    </style:style>
    <style:style style:name="gr7" style:family="graphic">
      <style:graphic-properties draw:fill-color="#ffff99" draw:textarea-horizontal-align="justify" draw:textarea-vertical-align="middle" draw:auto-grow-height="false" fo:min-height="1.238cm" fo:min-width="0.501cm" style:run-through="foreground"/>
    </style:style>
    <style:style style:name="gr8" style:family="graphic">
      <style:graphic-properties draw:fill-color="#ff0000" draw:textarea-horizontal-align="justify" draw:textarea-vertical-align="middle" draw:auto-grow-height="false" fo:min-height="0.123cm" fo:min-width="0.501cm" style:run-through="foreground"/>
    </style:style>
    <style:style style:name="gr9" style:family="graphic">
      <style:graphic-properties draw:fill-color="#ff9900" draw:textarea-horizontal-align="justify" draw:textarea-vertical-align="middle" draw:auto-grow-height="false" fo:min-height="0.123cm" fo:min-width="0.501cm" style:run-through="foreground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002cm" fo:min-width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textarea-horizontal-align="justify" draw:textarea-vertical-align="middle" draw:auto-grow-height="false" fo:min-height="1.002cm" fo:min-width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3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2.088cm" fo:min-width="5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7cm" draw:marker-start-width="2.45cm" draw:marker-end-width="2.45cm" draw:fill-color="#ffffff" draw:textarea-horizontal-align="justify" draw:textarea-vertical-align="middle" draw:auto-grow-height="false" fo:min-height="2.633cm" fo:min-width="2.494cm" fo:padding-top="0.349cm" fo:padding-bottom="0.349cm" fo:padding-left="0.349cm" fo:padding-right="0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1.1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1" svg:width="0.502cm" svg:height="1.267cm" svg:x="5.17cm" svg:y="2.265cm"><text:p/><draw:enhanced-geometry svg:viewBox="0 0 21600 21600" draw:type="rectangle" draw:enhanced-path="M 0 0 L 21600 0 21600 21600 0 21600 0 0 Z N"/></draw:custom-shape><draw:line draw:style-name="gr3" draw:text-style-name="P2" svg:x1="5.42cm" svg:y1="4.166cm" svg:x2="5.42cm" svg:y2="3.533cm"><text:p/></draw:line><draw:custom-shape draw:style-name="gr4" draw:text-style-name="P3" svg:width="0.502cm" svg:height="0.128cm" svg:x="5.17cm" svg:y="3.025cm"><text:p/><draw:enhanced-geometry svg:viewBox="0 0 21600 21600" draw:type="rectangle" draw:enhanced-path="M 0 0 L 21600 0 21600 21600 0 21600 0 0 Z N"/></draw:custom-shape><draw:custom-shape draw:style-name="gr5" draw:text-style-name="P4" svg:width="0.502cm" svg:height="0.126cm" svg:x="5.17cm" svg:y="2.519cm"><text:p/><draw:enhanced-geometry svg:viewBox="0 0 21600 21600" draw:type="rectangle" draw:enhanced-path="M 0 0 L 21600 0 21600 21600 0 21600 0 0 Z N"/></draw:custom-shape><draw:custom-shape draw:style-name="gr6" draw:text-style-name="P4" svg:width="0.502cm" svg:height="0.128cm" svg:x="5.17cm" svg:y="2.771cm"><text:p/><draw:enhanced-geometry svg:viewBox="0 0 21600 21600" draw:type="rectangle" draw:enhanced-path="M 0 0 L 21600 0 21600 21600 0 21600 0 0 Z N"/></draw:custom-shape><draw:line draw:style-name="gr3" draw:text-style-name="P2" svg:x1="5.42cm" svg:y1="2.265cm" svg:x2="5.42cm" svg:y2="1.632cm"><text:p/></draw:line></draw:g><draw:g text:anchor-type="paragraph" draw:z-index="1" draw:style-name="gr1"><draw:custom-shape draw:style-name="gr7" draw:text-style-name="P1" svg:width="0.502cm" svg:height="1.239cm" svg:x="5.17cm" svg:y="4.784cm"><text:p/><draw:enhanced-geometry svg:viewBox="0 0 21600 21600" draw:type="rectangle" draw:enhanced-path="M 0 0 L 21600 0 21600 21600 0 21600 0 0 Z N"/></draw:custom-shape><draw:line draw:style-name="gr3" draw:text-style-name="P2" svg:x1="5.42cm" svg:y1="6.642cm" svg:x2="5.42cm" svg:y2="6.023cm"><text:p/></draw:line><draw:custom-shape draw:style-name="gr8" draw:text-style-name="P3" svg:width="0.502cm" svg:height="0.124cm" svg:x="5.17cm" svg:y="5.527cm"><text:p/><draw:enhanced-geometry svg:viewBox="0 0 21600 21600" draw:type="rectangle" draw:enhanced-path="M 0 0 L 21600 0 21600 21600 0 21600 0 0 Z N"/></draw:custom-shape><draw:custom-shape draw:style-name="gr5" draw:text-style-name="P4" svg:width="0.502cm" svg:height="0.126cm" svg:x="5.17cm" svg:y="5.031cm"><text:p/><draw:enhanced-geometry svg:viewBox="0 0 21600 21600" draw:type="rectangle" draw:enhanced-path="M 0 0 L 21600 0 21600 21600 0 21600 0 0 Z N"/></draw:custom-shape><draw:custom-shape draw:style-name="gr9" draw:text-style-name="P4" svg:width="0.502cm" svg:height="0.124cm" svg:x="5.17cm" svg:y="5.28cm"><text:p/><draw:enhanced-geometry svg:viewBox="0 0 21600 21600" draw:type="rectangle" draw:enhanced-path="M 0 0 L 21600 0 21600 21600 0 21600 0 0 Z N"/></draw:custom-shape><draw:line draw:style-name="gr3" draw:text-style-name="P2" svg:x1="5.42cm" svg:y1="4.784cm" svg:x2="5.42cm" svg:y2="4.165cm"><text:p/></draw:line></draw:g><draw:line text:anchor-type="paragraph" draw:z-index="2" draw:style-name="gr10" draw:text-style-name="P2" svg:x1="4.168cm" svg:y1="4.165cm" svg:x2="5.42cm" svg:y2="4.165cm"><text:p/></draw:line><draw:custom-shape text:anchor-type="paragraph" draw:z-index="3" draw:style-name="gr11" draw:text-style-name="P5" svg:width="0.126cm" svg:height="1.003cm" svg:x="4.043cm" svg:y="3.664cm"><text:p/><draw:enhanced-geometry svg:viewBox="0 0 21600 21600" draw:type="rectangle" draw:enhanced-path="M 0 0 L 21600 0 21600 21600 0 21600 0 0 Z N"/></draw:custom-shape><draw:custom-shape text:anchor-type="paragraph" draw:z-index="4" draw:style-name="gr12" draw:text-style-name="P6" svg:width="0.126cm" svg:height="1.003cm" svg:x="3.792cm" svg:y="3.664cm"><text:p/><draw:enhanced-geometry svg:viewBox="0 0 21600 21600" draw:type="rectangle" draw:enhanced-path="M 0 0 L 21600 0 21600 21600 0 21600 0 0 Z N"/></draw:custom-shape><draw:line text:anchor-type="paragraph" draw:z-index="5" draw:style-name="gr10" draw:text-style-name="P2" svg:x1="3.792cm" svg:y1="4.165cm" svg:x2="3.166cm" svg:y2="4.165cm"><text:p/></draw:line><draw:line text:anchor-type="paragraph" draw:z-index="6" draw:style-name="gr10" draw:text-style-name="P2" svg:x1="6.923cm" svg:y1="3.789cm" svg:x2="7.8cm" svg:y2="4.666cm"><text:p/></draw:line><draw:line text:anchor-type="paragraph" draw:z-index="7" draw:style-name="gr10" draw:text-style-name="P2" svg:x1="6.923cm" svg:y1="5.542cm" svg:x2="7.8cm" svg:y2="4.665cm"><text:p/></draw:line><draw:line text:anchor-type="paragraph" draw:z-index="8" draw:style-name="gr10" draw:text-style-name="P2" svg:x1="6.923cm" svg:y1="3.789cm" svg:x2="6.923cm" svg:y2="5.542cm"><text:p/></draw:line><draw:line text:anchor-type="paragraph" draw:z-index="9" draw:style-name="gr10" draw:text-style-name="P2" svg:x1="6.923cm" svg:y1="5.166cm" svg:x2="6.422cm" svg:y2="5.166cm"><text:p/></draw:line><draw:line text:anchor-type="paragraph" draw:z-index="10" draw:style-name="gr10" draw:text-style-name="P2" svg:x1="6.422cm" svg:y1="6.043cm" svg:x2="6.422cm" svg:y2="5.166cm"><text:p/></draw:line><draw:line text:anchor-type="paragraph" draw:z-index="11" draw:style-name="gr10" draw:text-style-name="P2" svg:x1="7.8cm" svg:y1="4.665cm" svg:x2="8.426cm" svg:y2="4.665cm"><text:p/></draw:line><draw:line text:anchor-type="paragraph" draw:z-index="12" draw:style-name="gr10" draw:text-style-name="P2" svg:x1="6.422cm" svg:y1="6.043cm" svg:x2="7.925cm" svg:y2="6.043cm"><text:p/></draw:line><draw:line text:anchor-type="paragraph" draw:z-index="13" draw:style-name="gr10" draw:text-style-name="P2" svg:x1="7.925cm" svg:y1="4.665cm" svg:x2="7.925cm" svg:y2="6.043cm"><text:p/></draw:line><draw:line text:anchor-type="paragraph" draw:z-index="14" draw:style-name="gr10" draw:text-style-name="P2" svg:x1="5.42cm" svg:y1="4.165cm" svg:x2="6.923cm" svg:y2="4.165cm"><text:p/></draw:line><draw:frame text:anchor-type="paragraph" draw:z-index="15" draw:style-name="gr13" draw:text-style-name="P7" svg:width="0.376cm" svg:height="0.502cm" svg:x="7.049cm" svg:y="4.039cm"><draw:text-box><text:p>+</text:p></draw:text-box></draw:frame><draw:frame text:anchor-type="paragraph" draw:z-index="16" draw:style-name="gr14" draw:text-style-name="P7" svg:width="0.627cm" svg:height="0.752cm" svg:x="7.049cm" svg:y="4.665cm"><draw:text-box><text:p>_</text:p></draw:text-box></draw:frame><draw:line text:anchor-type="paragraph" draw:z-index="17" draw:name="Shape1" draw:style-name="gr15" draw:text-style-name="P2" svg:x1="4.874cm" svg:y1="6.641cm" svg:x2="9.995cm" svg:y2="6.641cm"><text:p/></draw:line><draw:frame text:anchor-type="paragraph" draw:z-index="18" draw:name="Shape2" draw:style-name="gr16" draw:text-style-name="P7" svg:width="1.128cm" svg:height="1.378cm" svg:x="4.247cm" svg:y="6.391cm"><draw:text-box><text:p>0V</text:p></draw:text-box></draw:frame><draw:line text:anchor-type="paragraph" draw:z-index="19" draw:name="Shape3" draw:style-name="gr15" draw:text-style-name="P2" svg:x1="4.874cm" svg:y1="1.631cm" svg:x2="9.734cm" svg:y2="1.61cm"><text:p/></draw:line><draw:line text:anchor-type="paragraph" draw:z-index="20" draw:name="Shape4" draw:style-name="gr15" draw:text-style-name="P2" svg:x1="7.504cm" svg:y1="4.387cm" svg:x2="7.504cm" svg:y2="1.632cm"><text:p/></draw:line><draw:line text:anchor-type="paragraph" draw:z-index="21" draw:name="Shape5" draw:style-name="gr15" draw:text-style-name="P2" svg:x1="7.515cm" svg:y1="4.939cm" svg:x2="7.504cm" svg:y2="6.641cm"><text:p/></draw:line><draw:frame text:anchor-type="paragraph" draw:z-index="22" draw:name="Shape2" draw:style-name="gr16" draw:text-style-name="P7" svg:width="1.128cm" svg:height="1.378cm" svg:x="5.099cm" svg:y="1.016cm"><draw:text-box><text:p>3.3V</text:p></draw:text-box></draw:frame><draw:frame text:anchor-type="paragraph" draw:z-index="23" draw:name="Shape2" draw:style-name="gr16" draw:text-style-name="P7" svg:width="1.128cm" svg:height="1.378cm" svg:x="2.293cm" svg:y="3.496cm"><draw:text-box><text:p>Audio</text:p><text:p>In</text:p></draw:text-box></draw:frame><draw:frame text:anchor-type="paragraph" draw:z-index="24" draw:name="Shape2" draw:style-name="gr16" draw:text-style-name="P7" svg:width="1.128cm" svg:height="1.378cm" svg:x="4.251cm" svg:y="2.655cm"><draw:text-box><text:p>3.3k</text:p></draw:text-box></draw:frame><draw:frame text:anchor-type="paragraph" draw:z-index="25" draw:name="Shape2" draw:style-name="gr16" draw:text-style-name="P7" svg:width="1.128cm" svg:height="1.378cm" svg:x="4.316cm" svg:y="4.932cm"><draw:text-box><text:p>3.3k</text:p></draw:text-box></draw:frame><draw:custom-shape text:anchor-type="paragraph" draw:z-index="26" draw:name="Shape6" draw:style-name="gr17" draw:text-style-name="P8" svg:width="5.287cm" svg:height="2.089cm" svg:x="8.428cm" svg:y="3.634cm"><text:p/><draw:enhanced-geometry svg:viewBox="0 0 21600 21600" draw:type="rectangle" draw:enhanced-path="M 0 0 L 21600 0 21600 21600 0 21600 0 0 Z N"/></draw:custom-shape><draw:frame text:anchor-type="paragraph" draw:z-index="27" draw:name="Shape7" draw:style-name="gr18" draw:text-style-name="P7" svg:width="0.849cm" svg:height="1.045cm" svg:x="8.558cm" svg:y="4.417cm"><draw:text-box><text:p>A0</text:p></draw:text-box></draw:frame><draw:custom-shape text:anchor-type="paragraph" draw:z-index="28" draw:name="Shape8" draw:style-name="gr19" draw:text-style-name="P8" svg:width="3.525cm" svg:height="3.721cm" svg:x="9.537cm" svg:y="6.7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9" draw:style-name="gr15" draw:text-style-name="P2" svg:x1="9.994cm" svg:y1="5.722cm" svg:x2="9.994cm" svg:y2="6.831cm"><text:p/></draw:line><draw:line text:anchor-type="paragraph" draw:z-index="30" draw:name="Shape10" draw:style-name="gr15" draw:text-style-name="P2" svg:x1="12.605cm" svg:y1="5.722cm" svg:x2="12.605cm" svg:y2="6.897cm"><text:p/></draw:line><draw:frame text:anchor-type="paragraph" draw:z-index="31" draw:name="Shape11" draw:style-name="gr18" draw:text-style-name="P7" svg:width="0.914cm" svg:height="1.045cm" svg:x="12.735cm" svg:y="6.44cm"><draw:text-box><text:p>5V</text:p></draw:text-box></draw:frame><draw:frame text:anchor-type="paragraph" draw:z-index="32" draw:name="Shape11" draw:style-name="gr20" draw:text-style-name="P7" svg:width="0.784cm" svg:height="0.719cm" svg:x="9.472cm" svg:y="6.244cm"><draw:text-box><text:p>0V</text:p></draw:text-box></draw:frame><draw:line text:anchor-type="paragraph" draw:z-index="33" draw:name="Shape12" draw:style-name="gr15" draw:text-style-name="P2" svg:x1="11.43cm" svg:y1="5.722cm" svg:x2="11.43cm" svg:y2="6.375cm"><text:p/></draw:line><draw:frame text:anchor-type="paragraph" draw:z-index="34" draw:name="Shape11" draw:style-name="gr18" draw:text-style-name="P7" svg:width="3.656cm" svg:height="1.045cm" svg:x="11.038cm" svg:y="5.069cm"><draw:text-box><text:p>A6 (MOSI)</text:p></draw:text-box></draw:frame><draw:line text:anchor-type="paragraph" draw:z-index="35" draw:name="Shape13" draw:style-name="gr15" draw:text-style-name="P2" svg:x1="9.733cm" svg:y1="3.633cm" svg:x2="9.733cm" svg:y2="1.61cm"><text:p/></draw:line><draw:frame text:anchor-type="paragraph" draw:z-index="36" draw:name="Shape2" draw:style-name="gr16" draw:text-style-name="P7" svg:width="1.128cm" svg:height="1.378cm" svg:x="9.454cm" svg:y="3.764cm"><draw:text-box><text:p>3.3V</text:p></draw:text-box></draw:frame><draw:frame text:anchor-type="paragraph" draw:z-index="37" draw:name="Shape14" draw:style-name="gr18" draw:text-style-name="P7" svg:width="3.003cm" svg:height="1.045cm" svg:x="12.278cm" svg:y="3.046cm"><draw:text-box><text:p>Nucleo F303</text:p></draw:text-box></draw:frame><draw:frame text:anchor-type="paragraph" draw:z-index="38" draw:name="Shape15" draw:style-name="gr21" draw:text-style-name="P7" svg:width="2.35cm" svg:height="1.463cm" svg:x="13.518cm" svg:y="7.288cm"><draw:text-box><text:p>WS2812 </text:p><text:p>16 LED </text:p><text:p>Ring</text:p></draw:text-box></draw:frame><draw:frame text:anchor-type="paragraph" draw:z-index="39" draw:name="Shape16" draw:style-name="gr22" draw:text-style-name="P7" svg:width="2.872cm" svg:height="1.176cm" svg:x="5.817cm" svg:y="3.307cm"><draw:text-box><text:p>OPA2336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21:41:55.286306685</meta:creation-date>
    <meta:editing-duration>PT8M36S</meta:editing-duration>
    <meta:editing-cycles>2</meta:editing-cycles>
    <meta:generator>LibreOffice/5.1.2.2$Linux_X86_64 LibreOffice_project/10m0$Build-2</meta:generator>
    <dc:date>2016-05-23T21:50:30.386750793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